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78c55" officeooo:paragraph-rsid="00178c55" style:font-size-asian="7pt" style:font-size-complex="8pt"/>
    </style:style>
    <style:style style:name="P2" style:family="paragraph" style:parent-style-name="Standard" style:list-style-name="L1">
      <style:text-properties officeooo:rsid="0018d8f5" officeooo:paragraph-rsid="0018d8f5"/>
    </style:style>
    <style:style style:name="P3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d8f5" officeooo:paragraph-rsid="0018d8f5" style:font-size-asian="14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47266355" text:style-name="L1">
        <text:list-item>
          <text:p text:style-name="P2">New Background</text:p>
        </text:list-item>
        <text:list-item>
          <text:p text:style-name="P2">Different Backgrounds → Different Levels</text:p>
        </text:list-item>
        <text:list-item>
          <text:p text:style-name="P2">Unicorns change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d8f5" officeooo:paragraph-rsid="0018d8f5" style:font-size-asian="14pt" style:font-weight-asian="bold" style:font-size-complex="16pt" style:font-weight-complex="bold"/>
    </style:style>
    <style:style style:name="MP2" style:family="paragraph" style:parent-style-name="Footer">
      <style:text-properties fo:font-size="8pt" officeooo:rsid="00178c55" officeooo:paragraph-rsid="00178c55" style:font-size-asian="7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Black&amp;Pink</text:p>
      </style:header>
      <style:footer>
        <text:p text:style-name="MP2">Letze Änderung am <text:date style:data-style-name="N37" text:date-value="2018-02-10T10:45:54.141823528" text:fixed="true">10.02.18</text:date><text:s/>um <text:author-name text:fixed="false"/><text:time style:data-style-name="N40" text:time-value="2018-02-10T11:56:30.002976567">10:49</text:time><text:tab/>Seite: <text:page-number text:select-page="current">1</text:page-number><text:s/>/ <text:page-count>1</text:page-count><text:tab/>Peter Steng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45:55.871434984</meta:creation-date>
    <dc:title>Hausaufgabe</dc:title>
    <meta:editing-duration>PT1H10M36S</meta:editing-duration>
    <meta:editing-cycles>3</meta:editing-cycles>
    <meta:generator>LibreOffice/5.4.2.2$Linux_X86_64 LibreOffice_project/40m0$Build-2</meta:generator>
    <dc:date>2018-02-10T11:56:29.893423645</dc:date>
    <meta:document-statistic meta:table-count="0" meta:image-count="0" meta:object-count="0" meta:page-count="1" meta:paragraph-count="6" meta:word-count="26" meta:character-count="144" meta:non-whitespace-character-count="127"/>
    <meta:template xlink:type="simple" xlink:actuate="onRequest" xlink:title="Hausaufgabe" xlink:href="../../../../.config/libreoffice/4/user/template/Hausaufgabe.ott" meta:date="2018-02-10T10:45:54.141748513"/>
  </office:meta>
</office:document-meta>
</file>